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486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/>
          <table:table-cell table:style-name="ce1" office:value-type="string">
            <text:p>PRE_AGRICULTURAL</text:p>
          </table:table-cell>
          <table:table-cell table:style-name="ce1" office:value-type="string">
            <text:p>AGRICULTURAL</text:p>
          </table:table-cell>
          <table:table-cell table:style-name="ce1" office:value-type="string">
            <text:p>MEDIEVAL</text:p>
          </table:table-cell>
          <table:table-cell table:style-name="ce1" office:value-type="string">
            <text:p>RENAISSANCE</text:p>
          </table:table-cell>
          <table:table-cell table:style-name="ce1" office:value-type="string">
            <text:p>EARLY_INDUSTRIAL</text:p>
          </table:table-cell>
          <table:table-cell table:style-name="ce1" office:value-type="string">
            <text:p>INDUSTRIAL</text:p>
          </table:table-cell>
          <table:table-cell table:style-name="ce1" office:value-type="string">
            <text:p>POST_INDUSTRIAL</text:p>
          </table:table-cell>
          <table:table-cell table:style-name="ce1" office:value-type="string">
            <text:p>HI_TECH</text:p>
          </table:table-cell>
          <table:table-cell table:number-columns-repeated="3"/>
        </table:table-row>
        <table:table-row table:style-name="ro2">
          <table:table-cell office:value-type="string">
            <text:p>Generic</text:p>
          </table:table-cell>
          <table:table-cell office:value-type="string">
            <text:p>Rocks</text:p>
          </table:table-cell>
          <table:table-cell office:value-type="string">
            <text:p>Stone Tools</text:p>
          </table:table-cell>
          <table:table-cell office:value-type="string">
            <text:p>Bronze Tools</text:p>
          </table:table-cell>
          <table:table-cell office:value-type="string">
            <text:p>Iron Tools</text:p>
          </table:table-cell>
          <table:table-cell office:value-type="string">
            <text:p>Steel Tools</text:p>
          </table:table-cell>
          <table:table-cell office:value-type="string">
            <text:p>Carbon Tools</text:p>
          </table:table-cell>
          <table:table-cell office:value-type="string">
            <text:p>Machines</text:p>
          </table:table-cell>
          <table:table-cell office:value-type="string">
            <text:p>Robots</text:p>
          </table:table-cell>
          <table:table-cell table:number-columns-repeated="3"/>
        </table:table-row>
        <table:table-row table:style-name="ro2">
          <table:table-cell office:value-type="string">
            <text:p>Mineral</text:p>
          </table:table-cell>
          <table:table-cell office:value-type="string">
            <text:p>Wood</text:p>
          </table:table-cell>
          <table:table-cell office:value-type="string">
            <text:p>Dirt</text:p>
          </table:table-cell>
          <table:table-cell office:value-type="string">
            <text:p>Coal</text:p>
          </table:table-cell>
          <table:table-cell office:value-type="string">
            <text:p>Bronze</text:p>
          </table:table-cell>
          <table:table-cell office:value-type="string">
            <text:p>Iron</text:p>
          </table:table-cell>
          <table:table-cell office:value-type="string">
            <text:p>Brass</text:p>
          </table:table-cell>
          <table:table-cell office:value-type="string">
            <text:p>Diamond</text:p>
          </table:table-cell>
          <table:table-cell office:value-type="string">
            <text:p>Graphene</text:p>
          </table:table-cell>
          <table:table-cell table:number-columns-repeated="3"/>
        </table:table-row>
        <table:table-row table:style-name="ro2">
          <table:table-cell office:value-type="string">
            <text:p>Liquid</text:p>
          </table:table-cell>
          <table:table-cell office:value-type="string">
            <text:p>Dirty Water</text:p>
          </table:table-cell>
          <table:table-cell office:value-type="string">
            <text:p>Clean Water</text:p>
          </table:table-cell>
          <table:table-cell office:value-type="string">
            <text:p>Grape Juice</text:p>
          </table:table-cell>
          <table:table-cell office:value-type="string">
            <text:p>Wine</text:p>
          </table:table-cell>
          <table:table-cell office:value-type="string">
            <text:p>Sangria</text:p>
          </table:table-cell>
          <table:table-cell office:value-type="string">
            <text:p>Rum</text:p>
          </table:table-cell>
          <table:table-cell office:value-type="string">
            <text:p>Whiskey</text:p>
          </table:table-cell>
          <table:table-cell office:value-type="string">
            <text:p>Pure Alcohol</text:p>
          </table:table-cell>
          <table:table-cell table:number-columns-repeated="3"/>
        </table:table-row>
        <table:table-row table:style-name="ro2">
          <table:table-cell office:value-type="string">
            <text:p>Plant</text:p>
          </table:table-cell>
          <table:table-cell office:value-type="string">
            <text:p>Fern</text:p>
          </table:table-cell>
          <table:table-cell office:value-type="string">
            <text:p>Grass</text:p>
          </table:table-cell>
          <table:table-cell office:value-type="string">
            <text:p>Dandelion</text:p>
          </table:table-cell>
          <table:table-cell office:value-type="string">
            <text:p>Daisy</text:p>
          </table:table-cell>
          <table:table-cell office:value-type="string">
            <text:p>Rose</text:p>
          </table:table-cell>
          <table:table-cell office:value-type="string">
            <text:p>Ficus</text:p>
          </table:table-cell>
          <table:table-cell office:value-type="string">
            <text:p>Japanese Maple</text:p>
          </table:table-cell>
          <table:table-cell office:value-type="string">
            <text:p>Elm</text:p>
          </table:table-cell>
          <table:table-cell table:number-columns-repeated="3"/>
        </table:table-row>
        <table:table-row table:style-name="ro2">
          <table:table-cell office:value-type="string">
            <text:p>Animal</text:p>
          </table:table-cell>
          <table:table-cell office:value-type="string">
            <text:p>Deer</text:p>
          </table:table-cell>
          <table:table-cell office:value-type="string">
            <text:p>Cows</text:p>
          </table:table-cell>
          <table:table-cell office:value-type="string">
            <text:p>Horses</text:p>
          </table:table-cell>
          <table:table-cell office:value-type="string">
            <text:p>Rhinos</text:p>
          </table:table-cell>
          <table:table-cell office:value-type="string">
            <text:p>Fish</text:p>
          </table:table-cell>
          <table:table-cell office:value-type="string">
            <text:p>Sharks</text:p>
          </table:table-cell>
          <table:table-cell office:value-type="string">
            <text:p>Land Sharks</text:p>
          </table:table-cell>
          <table:table-cell office:value-type="string">
            <text:p>Bacteria</text:p>
          </table:table-cell>
          <table:table-cell table:number-columns-repeated="3"/>
        </table:table-row>
        <table:table-row table:style-name="ro2">
          <table:table-cell office:value-type="string">
            <text:p>Art</text:p>
          </table:table-cell>
          <table:table-cell office:value-type="string">
            <text:p>Pretty Stone</text:p>
          </table:table-cell>
          <table:table-cell office:value-type="string">
            <text:p>Sand Castle</text:p>
          </table:table-cell>
          <table:table-cell office:value-type="string">
            <text:p>Cave Painting</text:p>
          </table:table-cell>
          <table:table-cell office:value-type="string">
            <text:p>Oil Painting</text:p>
          </table:table-cell>
          <table:table-cell office:value-type="string">
            <text:p>Crude Photo</text:p>
          </table:table-cell>
          <table:table-cell office:value-type="string">
            <text:p>Fancy Photo</text:p>
          </table:table-cell>
          <table:table-cell office:value-type="string">
            <text:p>Sculpture</text:p>
          </table:table-cell>
          <table:table-cell office:value-type="string">
            <text:p>Engraved Mountain</text:p>
          </table:table-cell>
          <table:table-cell table:number-columns-repeated="3"/>
        </table:table-row>
        <table:table-row table:style-name="ro2">
          <table:table-cell office:value-type="string">
            <text:p>Weapon</text:p>
          </table:table-cell>
          <table:table-cell office:value-type="string">
            <text:p>Sticks</text:p>
          </table:table-cell>
          <table:table-cell office:value-type="string">
            <text:p>Boomerang</text:p>
          </table:table-cell>
          <table:table-cell office:value-type="string">
            <text:p>Bow and Arrow</text:p>
          </table:table-cell>
          <table:table-cell office:value-type="string">
            <text:p>Spear</text:p>
          </table:table-cell>
          <table:table-cell office:value-type="string">
            <text:p>Sword</text:p>
          </table:table-cell>
          <table:table-cell office:value-type="string">
            <text:p>Musket</text:p>
          </table:table-cell>
          <table:table-cell office:value-type="string">
            <text:p>Tank</text:p>
          </table:table-cell>
          <table:table-cell office:value-type="string">
            <text:p>Warship</text:p>
          </table:table-cell>
          <table:table-cell table:number-columns-repeated="3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rison Katz</meta:initial-creator>
    <meta:creation-date>2012-10-18T13:11:45</meta:creation-date>
    <dc:date>2012-10-18T13:39:18</dc:date>
    <dc:creator>Harrison Katz</dc:creator>
    <meta:editing-duration>PT25M19S</meta:editing-duration>
    <meta:editing-cycles>11</meta:editing-cycles>
    <meta:generator>LibreOffice/3.5$Linux_x86 LibreOffice_project/350m1$Build-2</meta:generator>
    <meta:document-statistic meta:table-count="3" meta:cell-count="71" meta:object-count="0"/>
  </office:meta>
</office:document-meta>
</file>